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, Helvetica, 'nimbus sans l', sans-serif"/>
    <style:font-face style:name="Helvetica Neue" svg:font-family="'Helvetica Neue', Helvetica, 'Microsoft JhengHei', sans-serif"/>
    <style:font-face style:name="Helvetica" svg:font-family="Helvetica, 'Open Sans', 'Microsoft YaHei', 'Microsoft Jhenghei', sans-serif, 'WenQuanYi Micro Hei', Simhei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OpenSymbol" svg:font-family="OpenSymbol"/>
    <style:font-face style:name="Roboto" svg:font-family="Roboto, Helvetica, Arial, sans-serif"/>
    <style:font-face style:name="YahooSans VF" svg:font-family="'YahooSans VF', 'Yahoo Sans', YahooSans, 'Helvetica Neue', Helvetica, Arial, sans-serif"/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P2" style:family="paragraph" style:parent-style-name="Standard">
      <style:paragraph-properties style:writing-mode="lr-tb"/>
      <style:text-properties fo:font-variant="normal" fo:text-transform="none" fo:color="#232a31" fo:letter-spacing="normal" fo:font-weight="normal" style:font-name-asian="YahooSans VF" style:font-size-asian="13.5pt" style:language-asian="zh" style:country-asian="TW" style:font-style-asian="normal" style:font-weight-asian="normal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222222" fo:letter-spacing="normal" fo:font-weight="normal" style:font-name-asian="Roboto" style:font-size-asian="13.5pt" style:language-asian="zh" style:country-asian="TW" style:font-style-asian="normal" style:font-weight-asian="normal" style:font-weight-complex="normal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P6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2" style:font-size-asian="12pt" style:font-style-asian="normal" style:font-weight-asian="normal" style:font-weight-complex="normal"/>
    </style:style>
    <style:style style:name="P7" style:family="paragraph" style:parent-style-name="Standard">
      <style:paragraph-properties style:writing-mode="lr-tb"/>
      <style:text-properties fo:font-variant="normal" fo:text-transform="none" fo:color="#333333" fo:letter-spacing="0.026cm" fo:font-weight="normal" fo:background-color="transparent" style:font-name-asian="Arial2" style:font-size-asian="12pt" style:language-asian="zh" style:country-asian="TW" style:font-style-asian="normal" style:font-weight-asian="normal" style:font-weight-complex="normal"/>
    </style:style>
    <style:style style:name="P8" style:family="paragraph" style:parent-style-name="Standard">
      <style:paragraph-properties style:writing-mode="lr-tb"/>
      <style:text-properties fo:font-variant="normal" fo:text-transform="none" fo:color="#333333" fo:letter-spacing="normal" fo:font-weight="normal" style:font-name-asian="Arial1" style:font-size-asian="12.75pt" style:language-asian="zh" style:country-asian="TW" style:font-style-asian="normal" style:font-weight-asian="normal" style:font-weight-complex="normal"/>
    </style:style>
    <style:style style:name="P9" style:family="paragraph" style:parent-style-name="Standard">
      <style:paragraph-properties style:writing-mode="lr-tb"/>
      <style:text-properties style:language-asian="zh" style:country-asian="TW"/>
    </style:style>
    <style:style style:name="P10" style:family="paragraph" style:parent-style-name="Text_20_body">
      <style:paragraph-properties style:writing-mode="lr-tb"/>
    </style:style>
    <style:style style:name="T1" style:family="text">
      <style:text-properties fo:font-variant="normal" fo:text-transform="none" fo:color="#333333" fo:letter-spacing="normal" style:font-name-asian="Arial1" style:font-size-asian="12.75pt" style:language-asian="zh" style:country-asian="TW" style:font-style-asian="normal" style:font-weight-asian="bold"/>
    </style:style>
    <style:style style:name="T2" style:family="text">
      <style:text-properties fo:font-variant="normal" fo:text-transform="none" fo:color="#333333" fo:letter-spacing="normal" fo:font-weight="normal" style:font-name-asian="Arial1" style:font-size-asian="12.75pt" style:language-asian="zh" style:country-asian="TW" style:font-style-asian="normal" style:font-weight-asian="normal" style:font-weight-complex="normal"/>
    </style:style>
    <style:style style:name="T3" style:family="text">
      <style:text-properties fo:font-variant="normal" fo:text-transform="none" fo:color="#333333" fo:letter-spacing="normal" fo:font-weight="bold" style:font-name-asian="Arial1" style:font-size-asian="12.75pt" style:language-asian="zh" style:country-asian="TW" style:font-style-asian="normal" style:font-weight-asian="bold" style:font-weight-complex="bold"/>
    </style:style>
    <style:style style:name="T4" style:family="text">
      <style:text-properties fo:font-variant="normal" fo:text-transform="none" fo:color="#333333" fo:letter-spacing="0.026cm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T5" style:family="text">
      <style:text-properties fo:font-variant="normal" fo:text-transform="none" fo:color="#333333" fo:letter-spacing="0.026cm" fo:font-weight="normal" style:font-name-asian="Arial2" style:font-size-asian="12pt" style:font-style-asian="normal" style:font-weight-asian="normal" style:font-weight-complex="normal"/>
    </style:style>
    <style:style style:name="T6" style:family="text">
      <style:text-properties fo:font-variant="normal" fo:text-transform="none" fo:color="#333333" fo:letter-spacing="0.026cm" fo:font-weight="normal" style:font-name-asian="Microsoft Jhenghei" style:font-size-asian="12.75pt" style:font-style-asian="normal" style:font-weight-asian="normal" style:font-weight-complex="normal"/>
    </style:style>
    <style:style style:name="T7" style:family="text">
      <style:text-properties fo:font-variant="normal" fo:text-transform="none" fo:color="#333333" fo:letter-spacing="0.026cm" fo:font-weight="bold" style:font-name-asian="Arial2" style:font-size-asian="12pt" style:language-asian="zh" style:country-asian="TW" style:font-style-asian="normal" style:font-weight-asian="bold" style:font-weight-complex="bold"/>
    </style:style>
    <style:style style:name="T8" style:family="text">
      <style:text-properties fo:font-variant="normal" fo:text-transform="none" fo:color="#333333" fo:letter-spacing="0.026cm" fo:font-weight="bold" fo:background-color="transparent" style:font-name-asian="Arial2" style:font-size-asian="12pt" style:language-asian="zh" style:country-asian="TW" style:font-style-asian="normal" style:font-weight-asian="bold" style:font-weight-complex="bold"/>
    </style:style>
    <style:style style:name="T9" style:family="text">
      <style:text-properties fo:font-variant="normal" fo:text-transform="none" fo:color="#333333" style:font-name="Microsoft Jhenghei" fo:font-size="12.75pt" fo:letter-spacing="0.026cm" fo:font-style="normal" fo:font-weight="normal" style:font-name-asian="Arial2" style:font-size-asian="12pt" style:font-style-asian="normal" style:font-weight-asian="normal" style:font-weight-complex="normal"/>
    </style:style>
    <style:style style:name="T10" style:family="text">
      <style:text-properties fo:font-variant="normal" fo:text-transform="none" fo:color="#333333" style:font-name="Helvetica" fo:font-size="12pt" fo:letter-spacing="0.026cm" fo:font-style="normal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T11" style:family="text">
      <style:text-properties fo:font-variant="normal" fo:text-transform="none" fo:color="#232a31" style:font-name="YahooSans VF" fo:font-size="13.5pt" fo:letter-spacing="normal" fo:font-style="normal" fo:font-weight="normal"/>
    </style:style>
    <style:style style:name="T12" style:family="text">
      <style:text-properties fo:font-variant="normal" fo:text-transform="none" fo:color="#232a31" style:font-name="YahooSans VF" fo:font-size="13.5pt" fo:letter-spacing="normal" fo:font-style="normal" fo:font-weight="normal" style:font-name-asian="Arial2" style:font-size-asian="12pt" style:language-asian="zh" style:country-asian="TW" style:font-style-asian="normal" style:font-weight-asian="normal" style:font-weight-complex="normal"/>
    </style:style>
    <style:style style:name="T13" style:family="text">
      <style:text-properties fo:font-variant="normal" fo:text-transform="none" fo:color="#232a31" fo:letter-spacing="normal" style:font-name-asian="YahooSans VF" style:font-size-asian="13.5pt" style:font-style-asian="normal" style:font-weight-asian="normal"/>
    </style:style>
    <style:style style:name="T14" style:family="text">
      <style:text-properties fo:font-variant="normal" fo:text-transform="none" fo:color="#232a31" fo:letter-spacing="normal" fo:font-weight="normal" style:font-name-asian="YahooSans VF" style:font-size-asian="13.5pt" style:language-asian="zh" style:country-asian="TW" style:font-style-asian="normal" style:font-weight-asian="normal" style:font-weight-complex="normal"/>
    </style:style>
    <style:style style:name="T15" style:family="text">
      <style:text-properties style:language-asian="zh" style:country-asian="TW"/>
    </style:style>
    <style:style style:name="T16" style:family="text">
      <style:text-properties fo:letter-spacing="normal" style:font-name-asian="Arial1" style:font-size-asian="12.75pt"/>
    </style:style>
    <style:style style:name="T17" style:family="text">
      <style:text-properties fo:letter-spacing="normal" fo:font-weight="bold" style:font-name-asian="Arial1" style:font-size-asian="12.75pt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232a31" fo:letter-spacing="normal" style:font-name-asian="YahooSans VF" style:font-size-asian="13.5pt"/>
    </style:style>
    <style:style style:name="T20" style:family="text">
      <style:text-properties fo:color="#232a31" style:font-name="YahooSans VF" fo:font-size="13.5pt" fo:letter-spacing="normal" fo:font-style="normal" style:font-name-asian="YahooSans VF" style:font-size-asian="13.5pt"/>
    </style:style>
    <style:style style:name="T21" style:family="text">
      <style:text-properties style:font-name="YahooSans VF" fo:font-size="13.5pt" fo:font-style="normal"/>
    </style:style>
    <style:style style:name="T22" style:family="text">
      <style:text-properties style:font-name="Arial1" fo:font-size="12.75pt" fo:font-style="normal"/>
    </style:style>
    <style:style style:name="T23" style:family="text">
      <style:text-properties style:font-name="Microsoft Jhenghei" fo:font-size="12.75pt" fo:font-style="normal"/>
    </style:style>
    <style:style style:name="T24" style:family="text">
      <style:text-properties fo:color="#000000" fo:letter-spacing="normal" style:font-name-asian="Helvetica Neue" style:font-size-asian="13.5pt"/>
    </style:style>
    <style:style style:name="T25" style:family="text">
      <style:text-properties fo:color="#000000" fo:letter-spacing="normal" fo:font-weight="bold" style:font-name-asian="Helvetica Neue" style:font-size-asian="13.5pt" style:font-weight-asian="bold" style:font-weight-complex="bold"/>
    </style:style>
    <style:style style:name="T26" style:family="text">
      <style:text-properties fo:color="#4a4a3c" fo:letter-spacing="normal" style:font-name-asian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/></text:p>
      <text:p text:style-name="P1">中國12月財新服務業PMI爲48，，較上個月上升, 也高於預期</text:p>
      <text:p text:style-name="P4"><text:span text:style-name="T4">雖然12月財新製造業PMI是較上個月下降,</text:span></text:p>
      <text:p text:style-name="P4"><text:span text:style-name="T4">但是因為</text:span><text:span text:style-name="T5">服務業邊際好轉程度大於製造業下降幅度，帶動12月財新綜合PMI上升1.3個百分點至48.3。</text:span></text:p>
      <text:p text:style-name="P4"><text:span text:style-name="T5"/></text:p>
      <text:p text:style-name="P9"><text:span text:style-name="T5">除了經濟數據的加持以外</text:span></text:p>
      <text:p text:style-name="P4"><text:span text:style-name="T6">香</text:span><text:span text:style-name="T5">港特首昨天公布</text:span><text:span text:style-name="T9">1 </text:span><text:span text:style-name="T5">月 </text:span><text:span text:style-name="T9">8 </text:span><text:span text:style-name="T5">日起中港兩地恢復通關</text:span></text:p>
      <text:p text:style-name="P6"/>
      <text:p text:style-name="P1">昨天再度是股匯同漲的情況</text:p>
      <text:p text:style-name="P6">RMB <text:s text:c="2"/><text:span text:style-name="T15">小幅度</text:span>升值<text:span text:style-name="T15">至6.87</text:span></text:p>
      <text:p text:style-name="P6"/>
      <text:p text:style-name="P6">///////////////////////////////////////////////////</text:p>
      <text:p text:style-name="P6">股市~~~</text:p>
      <text:p text:style-name="P6"><text:span text:style-name="T15">上證 (+1.01<text:tab/>%) <text:s text:c="2"/></text:span>連續四天上升 </text:p>
      <text:p text:style-name="P6">(((北向資金淨買入<text:span text:style-name="T22">127.53</text:span>億 )))</text:p>
      <text:p text:style-name="P1"/>
      <text:p text:style-name="P1">(領漲):</text:p>
      <text:p text:style-name="P8"><text:span text:style-name="T23">昨天</text:span>機票燃油費正式下調<text:span text:style-name="T23">,</text:span>加上恢復通關的利多消息<text:span text:style-name="T23">,</text:span><text:span text:style-name="T18">民航股</text:span>整體上漲<text:span text:style-name="T23">,</text:span></text:p>
      <text:p text:style-name="P8"/>
      <text:p text:style-name="P10"><text:span text:style-name="T2">中國國家醫保藥品目錄調整的現場談判昨天正式開始，談判的藥品涉及腫瘤、罕見病、新冠病毒感染治療等上百種臨床用藥。帶動</text:span><text:span text:style-name="Strong_20_Emphasis"><text:span text:style-name="T1">醫藥外包概念股</text:span></text:span><text:span text:style-name="T3"> </text:span><text:span text:style-name="T2">上漲</text:span></text:p>
      <text:p text:style-name="Text_20_body"><text:span text:style-name="T15">(((</text:span>國家醫保局已連續四年進行醫保藥品目錄調整，累計納入507個新藥好藥，調出391個療效不確切藥品，現行版醫保目錄藥品總數增至2,860種，通過談判納入醫保的藥品價格平均降幅超過50%。<text:span text:style-name="T15">)))</text:span></text:p>
      <text:p text:style-name="P1"/>
      <text:p text:style-name="P1">(領跌):</text:p>
      <text:p text:style-name="P1"><text:span text:style-name="T17">零售、酒店餐飲股</text:span><text:span text:style-name="T16">跌幅居前，</text:span><text:span text:style-name="T17">房地產</text:span><text:span text:style-name="T16">股回落。</text:span></text:p>
      <text:p text:style-name="P1"><text:span text:style-name="T16">(</text:span><text:span text:style-name="T19">摩根大通方面表示，若無進一步利多支撐，中資地產股</text:span><text:span text:style-name="T20">2</text:span><text:span text:style-name="T19">月份有可能會恢復跌勢。 </text:span><text:span text:style-name="T16">)</text:span> </text:p>
      <text:p text:style-name="P1">///////////////////////////////////////////////////</text:p>
      <text:p text:style-name="P1">港</text:p>
      <text:p text:style-name="P1"/>
      <text:p text:style-name="P4"><text:span text:style-name="T4">恆生~~~(+1.05%) <text:s text:c="2"/></text:span><text:span text:style-name="T13">新年過後的連</text:span><text:span text:style-name="T11">3</text:span><text:span text:style-name="T13">漲，</text:span> </text:p>
      <text:p text:style-name="P4"><text:span text:style-name="T4">恆生科技股指數 <text:s/>(+1.45%)</text:span></text:p>
      <text:p text:style-name="P4"><text:span text:style-name="T14">阿里巴巴升</text:span><text:span text:style-name="T12">3.3%</text:span><text:span text:style-name="T14">，騰訊升</text:span><text:span text:style-name="T12">1.4%</text:span><text:span text:style-name="T14">，美團升</text:span><text:span text:style-name="T12">5.2%</text:span><text:span text:style-name="T4"> </text:span></text:p>
      <text:p text:style-name="P3"/>
      <text:p text:style-name="P3">(領漲):</text:p>
      <text:p text:style-name="P7"><text:span text:style-name="T24">內需的</text:span><text:span text:style-name="T25">餐飲股</text:span> <text:s/><text:span text:style-name="T18">旅遊股</text:span></text:p>
      <text:p text:style-name="P7"/>
      <text:p text:style-name="P4"><text:span text:style-name="T26">有</text:span><text:span text:style-name="T4">消息稱，特斯拉上海工廠停產</text:span><text:span text:style-name="T10">9</text:span><text:span text:style-name="T4">天後已恢復正常生產。 </text:span></text:p>
      <text:p text:style-name="P4"><text:span text:style-name="T8">特斯拉概念股, 汽車股, </text:span><text:span text:style-name="Strong_20_Emphasis"><text:span text:style-name="T7">，鋰電池、燃料電池</text:span></text:span><text:span text:style-name="T4"> </text:span></text:p>
      <text:p text:style-name="P7"><text:span text:style-name="T4"/></text:p>
      <text:p text:style-name="P2">///////////////////////////////////////////////////</text:p>
      <text:p text:style-name="P2">~~預測~~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Arial1" svg:font-family="Arial, Helvetica, 'nimbus sans l', sans-serif"/>
    <style:font-face style:name="Helvetica Neue" svg:font-family="'Helvetica Neue', Helvetica, 'Microsoft JhengHei', sans-serif"/>
    <style:font-face style:name="Helvetica" svg:font-family="Helvetica, 'Open Sans', 'Microsoft YaHei', 'Microsoft Jhenghei', sans-serif, 'WenQuanYi Micro Hei', Simhei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OpenSymbol" svg:font-family="OpenSymbol"/>
    <style:font-face style:name="Roboto" svg:font-family="Roboto, Helvetica, Arial, sans-serif"/>
    <style:font-face style:name="YahooSans VF" svg:font-family="'YahooSans VF', 'Yahoo Sans', YahooSans, 'Helvetica Neue', Helvetica, Arial, sans-serif"/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icrosoft YaHei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5T15:59:06.36</meta:creation-date>
    <dc:date>2023-01-05T17:53:00.01</dc:date>
    <meta:editing-duration>PT17H44M58S</meta:editing-duration>
    <meta:editing-cycles>470</meta:editing-cycles>
    <meta:generator>OpenOffice/4.1.7$Win32 OpenOffice.org_project/417m1$Build-9800</meta:generator>
    <meta:document-statistic meta:table-count="0" meta:image-count="0" meta:object-count="0" meta:page-count="1" meta:paragraph-count="29" meta:word-count="511" meta:character-count="774"/>
  </office:meta>
</office:document-meta>
</file>